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e99d" officeooo:paragraph-rsid="0011e99d"/>
    </style:style>
    <style:style style:name="P2" style:family="paragraph" style:parent-style-name="Standard">
      <style:paragraph-properties fo:text-align="start" style:justify-single-word="false"/>
      <style:text-properties officeooo:rsid="0011e99d" officeooo:paragraph-rsid="0011e99d"/>
    </style:style>
    <style:style style:name="P3" style:family="paragraph" style:parent-style-name="Standard">
      <style:paragraph-properties fo:text-align="start" style:justify-single-word="false"/>
      <style:text-properties officeooo:rsid="0011f147" officeooo:paragraph-rsid="0011f147"/>
    </style:style>
    <style:style style:name="P4" style:family="paragraph" style:parent-style-name="Standard">
      <style:paragraph-properties fo:text-align="start" style:justify-single-word="false"/>
      <style:text-properties officeooo:rsid="001260c6" officeooo:paragraph-rsid="001260c6"/>
    </style:style>
    <style:style style:name="T1" style:family="text">
      <style:text-properties officeooo:rsid="0011f147"/>
    </style:style>
    <style:style style:name="T2" style:family="text">
      <style:text-properties officeooo:rsid="001260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UD2 PROGRAMACIÓN</text:p>
      <text:p text:style-name="P1"/>
      <text:p text:style-name="P2">Ejercicio 10:</text:p>
      <text:p text:style-name="P2"/>
      <text:p text:style-name="P2">1: 12345,6</text:p>
      <text:p text:style-name="P2">2: 1234,56</text:p>
      <text:p text:style-name="P2">3: 123,456</text:p>
      <text:p text:style-name="P2">4: 12,3456</text:p>
      <text:p text:style-name="P2"/>
      <text:p text:style-name="P2">En esta columna la divide y saca el cociente</text:p>
      <text:p text:style-name="P2"/>
      <text:p text:style-name="P2">5: 12345,6</text:p>
      <text:p text:style-name="P2">6: 123456</text:p>
      <text:p text:style-name="P2">7: 1234560</text:p>
      <text:p text:style-name="P2">8: 12345600</text:p>
      <text:p text:style-name="P2"/>
      <text:p text:style-name="P2">En esta columna se saca el resto</text:p>
      <text:p text:style-name="P2"/>
      <text:p text:style-name="P2">Ejercicio 11:</text:p>
      <text:p text:style-name="P2"/>
      <text:p text:style-name="P2">1: ((3 / 4) * ((5*5) – <text:span text:style-name="T1">3</text:span>) = <text:span text:style-name="T1">15,75</text:span></text:p>
      <text:p text:style-name="P2">2: ((5 / 3) * (1000 + 304)) = <text:span text:style-name="T1">2173,33333333334</text:span></text:p>
      <text:p text:style-name="P2">3: ((100 / 5) + (3 / 2) * 5) = <text:span text:style-name="T1">150</text:span></text:p>
      <text:p text:style-name="P2"/>
      <text:p text:style-name="P3">Ejercicio 12:</text:p>
      <text:p text:style-name="P3"/>
      <text:p text:style-name="P3">a) <text:span text:style-name="T2">False</text:span></text:p>
      <text:p text:style-name="P4">b) False</text:p>
      <text:p text:style-name="P4">c) False</text:p>
      <text:p text:style-name="P4">d) True</text:p>
      <text:p text:style-name="P4">e) False</text:p>
      <text:p text:style-name="P4">f) False</text:p>
      <text:p text:style-name="P3"/>
      <text:p text:style-name="P3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9T18:03:26.841000000</meta:creation-date>
    <dc:date>2020-11-19T19:39:45.883000000</dc:date>
    <meta:editing-duration>PT2M45S</meta:editing-duration>
    <meta:editing-cycles>1</meta:editing-cycles>
    <meta:document-statistic meta:table-count="0" meta:image-count="0" meta:object-count="0" meta:page-count="1" meta:paragraph-count="23" meta:word-count="84" meta:character-count="382" meta:non-whitespace-character-count="320"/>
    <meta:generator>LibreOffice/7.0.1.2$Windows_X86_64 LibreOffice_project/7cbcfc562f6eb6708b5ff7d7397325de9e764452</meta:generator>
  </office:meta>
</office:document-meta>
</file>